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8f788"/>
    </style:style>
    <style:style style:name="P2" style:family="paragraph" style:parent-style-name="Standard">
      <style:text-properties officeooo:rsid="000b05ff"/>
    </style:style>
    <style:style style:name="P3" style:family="paragraph" style:parent-style-name="Standard">
      <style:paragraph-properties fo:line-height="150%"/>
      <style:text-properties officeooo:rsid="000b05ff" officeooo:paragraph-rsid="000b05ff"/>
    </style:style>
    <style:style style:name="P4" style:family="paragraph" style:parent-style-name="Standard">
      <style:text-properties officeooo:rsid="0009f1f0" officeooo:paragraph-rsid="0008f788"/>
    </style:style>
    <style:style style:name="P5" style:family="paragraph" style:parent-style-name="Standard" style:list-style-name="L1">
      <style:paragraph-properties fo:line-height="150%"/>
      <style:text-properties officeooo:rsid="0008f7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P4">According to the items requested in assignment such as <text:s/>using Booking-service and <text:s/>implementing <text:s/>a basic create and cancel methods and using the Trivago for API calls. I did these steps in order:</text:p>
      <text:p text:style-name="P1"/>
      <text:list xml:id="list1360934315" text:style-name="L1">
        <text:list-item>
          <text:p text:style-name="P5">Reading the assignment and a brief look at the code</text:p>
        </text:list-item>
        <text:list-item>
          <text:p text:style-name="P5">reading Trivago on its website to use TrivagoHandler for API calls</text:p>
        </text:list-item>
        <text:list-item>
          <text:p text:style-name="P5">creating composer.json file for installing Guzzle and bug-snag packages</text:p>
        </text:list-item>
        <text:list-item>
          <text:p text:style-name="P5">using bug-snag to handle the log and supplying the warning functions</text:p>
        </text:list-item>
        <text:list-item>
          <text:p text:style-name="P5">using Guzzle for implementing create and cancel methods to handle a Booking object and considering and handling the HTTP request status</text:p>
        </text:list-item>
        <text:list-item>
          <text:p text:style-name="P5">implementing the code completely and considering the clean code</text:p>
        </text:list-item>
        <text:list-item>
          <text:p text:style-name="P5">Pushing the assignment to git hub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5:16:53.576673401</meta:creation-date>
    <meta:editing-duration>PT1M12S</meta:editing-duration>
    <meta:editing-cycles>2</meta:editing-cycles>
    <meta:generator>LibreOffice/6.0.7.3$Linux_X86_64 LibreOffice_project/00m0$Build-3</meta:generator>
    <dc:date>2020-07-22T15:17:50.370265747</dc:date>
    <meta:document-statistic meta:table-count="0" meta:image-count="0" meta:object-count="0" meta:page-count="1" meta:paragraph-count="8" meta:word-count="116" meta:character-count="696" meta:non-whitespace-character-count="592"/>
  </office:meta>
</office:document-meta>
</file>